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G Times" svg:font-family="'CG Time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ce3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ll numeric types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ll numeric types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Error Handling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7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G Times" svg:font-family="'CG Time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1:09:32.147878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hyman</meta:initial-creator>
    <meta:creation-date>2016-08-03T16:00:10.706341748</meta:creation-date>
    <dc:date>2016-08-04T22:26:27.506732493</dc:date>
    <dc:creator>Tony Whyman</dc:creator>
    <meta:editing-duration>PT12H31M</meta:editing-duration>
    <meta:editing-cycles>11</meta:editing-cycles>
    <meta:generator>LibreOffice/4.2.8.2$Linux_X86_64 LibreOffice_project/420m0$Build-2</meta:generator>
    <meta:document-statistic meta:table-count="1" meta:cell-count="350" meta:object-count="0"/>
  </office:meta>
</office:document-meta>
</file>